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46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cccc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4" style:family="paragraph">
      <loext:graphic-properties draw:fill="solid" draw:fill-color="#e6e6e6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47b8b8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8" style:family="paragraph">
      <loext:graphic-properties draw:fill="solid" draw:fill-color="#33a3a3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9" style:family="paragraph">
      <loext:graphic-properties draw:fill="solid" draw:fill-color="#198a8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0" style:family="paragraph">
      <loext:graphic-properties draw:fill="solid" draw:fill-color="#006b6b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1" style:family="paragraph">
      <loext:graphic-properties draw:fill="solid" draw:fill-color="#004a4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6.145cm 11.16cm)">
          <text:p text:style-name="P1"><text:span text:style-name="T1">QS_ClientPref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draw:transform="rotate (1.5707963267949) translate (11.06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[Cond]EventLimit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69cm" svg:y1="2.905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7" draw:layer="layout" svg:width="43.058cm" svg:height="1.27cm" svg:x="0.9cm" svg:y="12.43cm">
          <text:p text:style-name="P6"><text:span text:style-name="T3"/></text:p>
          <text:p text:style-name="P6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3.058cm" svg:height="1.27cm" svg:x="0.9cm" svg:y="14.335cm">
          <text:p text:style-name="P6"><text:span text:style-name="T3">per connection</text:span></text:p>
          <text:p text:style-name="P6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3.058cm" svg:height="1.27cm" svg:x="0.9cm" svg:y="16.24cm">
          <text:p text:style-name="P6"><text:span text:style-name="T3">per virtual host</text:span></text:p>
          <text:p text:style-name="P6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3.058cm" svg:height="1.27cm" svg:x="0.9cm" svg:y="18.145cm">
          <text:p text:style-name="P6"><text:span text:style-name="T3">process environment</text:span></text:p>
          <text:p text:style-name="P6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3.058cm" svg:height="1.27cm" svg:x="0.9cm" svg:y="20.05cm">
          <text:p text:style-name="P6"><text:span text:style-name="T3">VIP session</text:span></text:p>
          <text:p text:style-name="P6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6.78cm" svg:y1="11.16cm" svg:x2="6.78cm" svg:y2="13.065cm">
          <text:p/>
        </draw:line>
        <draw:line draw:style-name="gr9" draw:text-style-name="P12" draw:layer="layout" svg:x1="1.662cm" svg:y1="11.176cm" svg:x2="1.662cm" svg:y2="13.081cm">
          <text:p/>
        </draw:line>
        <draw:line draw:style-name="gr9" draw:text-style-name="P12" draw:layer="layout" svg:x1="7.985cm" svg:y1="11.16cm" svg:x2="7.985cm" svg:y2="16.875cm">
          <text:p/>
        </draw:line>
        <draw:line draw:style-name="gr9" draw:text-style-name="P12" draw:layer="layout" svg:x1="11.36cm" svg:y1="11.16cm" svg:x2="11.36cm" svg:y2="18.78cm">
          <text:p/>
        </draw:line>
        <draw:line draw:style-name="gr9" draw:text-style-name="P12" draw:layer="layout" svg:x1="12.33cm" svg:y1="11.16cm" svg:x2="12.33cm" svg:y2="18.78cm">
          <text:p/>
        </draw:line>
        <draw:line draw:style-name="gr9" draw:text-style-name="P12" draw:layer="layout" svg:x1="15.57cm" svg:y1="11.16cm" svg:x2="15.57cm" svg:y2="18.78cm">
          <text:p/>
        </draw:line>
        <draw:line draw:style-name="gr9" draw:text-style-name="P12" draw:layer="layout" svg:x1="18.07cm" svg:y1="11.16cm" svg:x2="18.07cm" svg:y2="18.78cm">
          <text:p/>
        </draw:line>
        <draw:line draw:style-name="gr9" draw:text-style-name="P12" draw:layer="layout" svg:x1="21.87cm" svg:y1="11.16cm" svg:x2="21.87cm" svg:y2="18.78cm">
          <text:p/>
        </draw:line>
        <draw:line draw:style-name="gr9" draw:text-style-name="P12" draw:layer="layout" svg:x1="23.19cm" svg:y1="11.16cm" svg:x2="23.19cm" svg:y2="18.78cm">
          <text:p/>
        </draw:line>
        <draw:line draw:style-name="gr9" draw:text-style-name="P12" draw:layer="layout" svg:x1="23.19cm" svg:y1="11.16cm" svg:x2="23.19cm" svg:y2="20.685cm">
          <text:p/>
        </draw:line>
        <draw:line draw:style-name="gr9" draw:text-style-name="P12" draw:layer="layout" svg:x1="24.47cm" svg:y1="11.16cm" svg:x2="24.47cm" svg:y2="18.78cm">
          <text:p/>
        </draw:line>
        <draw:line draw:style-name="gr9" draw:text-style-name="P12" draw:layer="layout" svg:x1="25.77cm" svg:y1="11.16cm" svg:x2="25.77cm" svg:y2="18.78cm">
          <text:p/>
        </draw:line>
        <draw:line draw:style-name="gr9" draw:text-style-name="P12" draw:layer="layout" svg:x1="26.97cm" svg:y1="11.16cm" svg:x2="26.97cm" svg:y2="18.78cm">
          <text:p/>
        </draw:line>
        <draw:line draw:style-name="gr9" draw:text-style-name="P12" draw:layer="layout" svg:x1="28.27cm" svg:y1="11.16cm" svg:x2="28.27cm" svg:y2="18.78cm">
          <text:p/>
        </draw:line>
        <draw:line draw:style-name="gr9" draw:text-style-name="P12" draw:layer="layout" svg:x1="29.54cm" svg:y1="11.16cm" svg:x2="29.54cm" svg:y2="18.78cm">
          <text:p/>
        </draw:line>
        <draw:line draw:style-name="gr9" draw:text-style-name="P12" draw:layer="layout" svg:x1="29.54cm" svg:y1="11.16cm" svg:x2="29.54cm" svg:y2="16.875cm">
          <text:p/>
        </draw:line>
        <draw:line draw:style-name="gr9" draw:text-style-name="P12" draw:layer="layout" svg:x1="30.88cm" svg:y1="11.16cm" svg:x2="30.88cm" svg:y2="18.78cm">
          <text:p/>
        </draw:line>
        <draw:line draw:style-name="gr9" draw:text-style-name="P12" draw:layer="layout" svg:x1="30.88cm" svg:y1="11.16cm" svg:x2="30.88cm" svg:y2="13.065cm">
          <text:p/>
        </draw:line>
        <draw:line draw:style-name="gr9" draw:text-style-name="P12" draw:layer="layout" svg:x1="33.28cm" svg:y1="11.16cm" svg:x2="33.28cm" svg:y2="18.78cm">
          <text:p/>
        </draw:line>
        <draw:line draw:style-name="gr9" draw:text-style-name="P12" draw:layer="layout" svg:x1="33.28cm" svg:y1="11.16cm" svg:x2="33.28cm" svg:y2="13.065cm">
          <text:p/>
        </draw:line>
        <draw:line draw:style-name="gr9" draw:text-style-name="P12" draw:layer="layout" svg:x1="34.58cm" svg:y1="11.16cm" svg:x2="34.58cm" svg:y2="18.78cm">
          <text:p/>
        </draw:line>
        <draw:line draw:style-name="gr9" draw:text-style-name="P12" draw:layer="layout" svg:x1="34.58cm" svg:y1="11.16cm" svg:x2="34.58cm" svg:y2="13.065cm">
          <text:p/>
        </draw:line>
        <draw:line draw:style-name="gr9" draw:text-style-name="P12" draw:layer="layout" svg:x1="35.74cm" svg:y1="11.161cm" svg:x2="35.74cm" svg:y2="16.876cm">
          <text:p/>
        </draw:line>
        <draw:line draw:style-name="gr9" draw:text-style-name="P12" draw:layer="layout" svg:x1="37.04cm" svg:y1="11.162cm" svg:x2="37.04cm" svg:y2="16.877cm">
          <text:p/>
        </draw:line>
        <draw:line draw:style-name="gr9" draw:text-style-name="P12" draw:layer="layout" svg:x1="38.295cm" svg:y1="11.16cm" svg:x2="38.295cm" svg:y2="16.875cm">
          <text:p/>
        </draw:line>
        <draw:line draw:style-name="gr9" draw:text-style-name="P12" draw:layer="layout" svg:x1="38.295cm" svg:y1="11.16cm" svg:x2="38.295cm" svg:y2="18.78cm">
          <text:p/>
        </draw:line>
        <draw:line draw:style-name="gr9" draw:text-style-name="P12" draw:layer="layout" svg:x1="39.6cm" svg:y1="11.16cm" svg:x2="39.6cm" svg:y2="18.78cm">
          <text:p/>
        </draw:line>
        <draw:line draw:style-name="gr9" draw:text-style-name="P12" draw:layer="layout" svg:x1="39.6cm" svg:y1="11.16cm" svg:x2="39.6cm" svg:y2="16.875cm">
          <text:p/>
        </draw:line>
        <draw:line draw:style-name="gr9" draw:text-style-name="P12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525cm" svg:y1="13.065cm" svg:x2="7.525cm" svg:y2="22.59cm">
          <text:p/>
        </draw:line>
        <draw:line draw:style-name="gr9" draw:text-style-name="P12" draw:layer="layout" svg:x1="8.625cm" svg:y1="13.066cm" svg:x2="8.625cm" svg:y2="22.591cm">
          <text:p/>
        </draw:line>
        <draw:custom-shape draw:style-name="gr2" draw:text-style-name="P4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87cm" draw:transform="rotate (1.5707963267949) translate (20.05cm 28.94cm)">
          <text:p text:style-name="P1"><text:span text:style-name="T1">QS_KeepAliveTimeout,</text:span></text:p>
          <text:p text:style-name="P1"><text:span text:style-name="T1">QS_SrvMaxConnClose,</text:span><text:span text:style-name="T1"><text:line-break/></text:span><text:span text:style-name="T1">QS_Set_DSCP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64cm" svg:y1="18.78cm" svg:x2="13.64cm" svg:y2="22.59cm">
          <text:p/>
        </draw:line>
        <draw:line draw:style-name="gr9" draw:text-style-name="P12" draw:layer="layout" svg:x1="16.175cm" svg:y1="18.78cm" svg:x2="16.175cm" svg:y2="22.59cm">
          <text:p/>
        </draw:line>
        <draw:line draw:style-name="gr9" draw:text-style-name="P12" draw:layer="layout" svg:x1="21.08cm" svg:y1="18.78cm" svg:x2="21.0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5.015cm" svg:y1="13.065cm" svg:x2="15.015cm" svg:y2="22.59cm">
          <text:p/>
        </draw:line>
        <draw:custom-shape draw:style-name="gr2" draw:text-style-name="P4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76cm" svg:y1="30.845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12" draw:layer="layout" svg:x1="18.655cm" svg:y1="16.875cm" svg:x2="18.655cm" svg:y2="22.59cm">
          <text:p/>
        </draw:line>
        <draw:line draw:style-name="gr9" draw:text-style-name="P12" draw:layer="layout" svg:x1="18.655cm" svg:y1="18.78cm" svg:x2="18.655cm" svg:y2="22.59cm">
          <text:p/>
        </draw:line>
        <draw:line draw:style-name="gr9" draw:text-style-name="P12" draw:layer="layout" svg:x1="23.825cm" svg:y1="13.065cm" svg:x2="23.825cm" svg:y2="22.59cm">
          <text:p/>
        </draw:line>
        <draw:line draw:style-name="gr9" draw:text-style-name="P12" draw:layer="layout" svg:x1="25.095cm" svg:y1="13.065cm" svg:x2="25.095cm" svg:y2="22.59cm">
          <text:p/>
        </draw:line>
        <draw:line draw:style-name="gr9" draw:text-style-name="P12" draw:layer="layout" svg:x1="25.095cm" svg:y1="20.685cm" svg:x2="25.095cm" svg:y2="22.59cm">
          <text:p/>
        </draw:line>
        <draw:line draw:style-name="gr9" draw:text-style-name="P12" draw:layer="layout" svg:x1="26.395cm" svg:y1="13.066cm" svg:x2="26.395cm" svg:y2="22.591cm">
          <text:p/>
        </draw:line>
        <draw:line draw:style-name="gr9" draw:text-style-name="P12" draw:layer="layout" svg:x1="26.395cm" svg:y1="20.686cm" svg:x2="26.395cm" svg:y2="22.591cm">
          <text:p/>
        </draw:line>
        <draw:line draw:style-name="gr9" draw:text-style-name="P12" draw:layer="layout" svg:x1="27.635cm" svg:y1="16.875cm" svg:x2="27.635cm" svg:y2="22.59cm">
          <text:p/>
        </draw:line>
        <draw:line draw:style-name="gr9" draw:text-style-name="P12" draw:layer="layout" svg:x1="28.905cm" svg:y1="18.78cm" svg:x2="28.905cm" svg:y2="22.59cm">
          <text:p/>
        </draw:line>
        <draw:frame draw:style-name="gr11" draw:text-style-name="P14" draw:layer="layout" svg:width="5.963cm" svg:height="0.615cm" svg:x="1.005cm" svg:y="31.08cm">
          <draw:text-box>
            <text:p text:style-name="P13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9.78cm" svg:y1="18.78cm" svg:x2="19.78cm" svg:y2="22.59cm">
          <text:p/>
        </draw:line>
        <draw:custom-shape draw:style-name="gr2" draw:text-style-name="P3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30.175cm" svg:y1="18.78cm" svg:x2="30.175cm" svg:y2="22.59cm">
          <text:p/>
        </draw:line>
        <draw:line draw:style-name="gr9" draw:text-style-name="P12" draw:layer="layout" svg:x1="19.785cm" svg:y1="14.97cm" svg:x2="19.7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1.125cm" svg:y1="18.78cm" svg:x2="11.125cm" svg:y2="22.59cm">
          <text:p/>
        </draw:line>
        <draw:line draw:style-name="gr9" draw:text-style-name="P12" draw:layer="layout" svg:x1="11.125cm" svg:y1="14.97cm" svg:x2="11.125cm" svg:y2="22.59cm">
          <text:p/>
        </draw:line>
        <draw:line draw:style-name="gr9" draw:text-style-name="P12" draw:layer="layout" svg:x1="13.23cm" svg:y1="11.16cm" svg:x2="13.23cm" svg:y2="18.78cm">
          <text:p/>
        </draw:line>
        <draw:custom-shape draw:style-name="gr2" draw:text-style-name="P4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2cm" svg:y1="11.16cm" svg:x2="42cm" svg:y2="18.78cm">
          <text:p/>
        </draw:line>
        <draw:line draw:style-name="gr9" draw:text-style-name="P12" draw:layer="layout" svg:x1="43.275cm" svg:y1="11.16cm" svg:x2="43.275cm" svg:y2="18.78cm">
          <text:p/>
        </draw:line>
        <draw:line draw:style-name="gr9" draw:text-style-name="P12" draw:layer="layout" svg:x1="43.275cm" svg:y1="11.16cm" svg:x2="43.275cm" svg:y2="13.065cm">
          <text:p/>
        </draw:line>
        <draw:line draw:style-name="gr9" draw:text-style-name="P12" draw:layer="layout" svg:x1="9.262cm" svg:y1="11.177cm" svg:x2="9.262cm" svg:y2="13.082cm">
          <text:p/>
        </draw:line>
        <draw:line draw:style-name="gr9" draw:text-style-name="P12" draw:layer="layout" svg:x1="9.255cm" svg:y1="11.16cm" svg:x2="9.2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32.08cm" svg:y1="11.16cm" svg:x2="32.08cm" svg:y2="18.78cm">
          <text:p/>
        </draw:line>
        <draw:custom-shape draw:style-name="gr1" draw:text-style-name="P2" draw:layer="layout" svg:width="6.35cm" svg:height="0.635cm" draw:transform="rotate (1.5707963267949) translate (9.86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16cm" svg:y1="11.16cm" svg:x2="10.16cm" svg:y2="18.78cm">
          <text:p/>
        </draw:line>
        <draw:line draw:style-name="gr9" draw:text-style-name="P12" draw:layer="layout" svg:x1="10.155cm" svg:y1="11.16cm" svg:x2="10.155cm" svg:y2="14.97cm">
          <text:p/>
        </draw:line>
        <draw:custom-shape draw:style-name="gr1" draw:text-style-name="P2" draw:layer="layout" svg:width="6.35cm" svg:height="0.635cm" draw:transform="rotate (1.5707963267949) translate (10.46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6cm" svg:y1="11.16cm" svg:x2="10.76cm" svg:y2="18.78cm">
          <text:p/>
        </draw:line>
        <draw:custom-shape draw:style-name="gr2" draw:text-style-name="P4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79cm" svg:height="1.27cm" svg:x="1.1cm" svg:y="3.54cm">
          <text:p text:style-name="P1"><text:span text:style-name="T2">pre 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Pascal Buchbinder</meta:initial-creator>
    <meta:creation-date>2010-01-11T20:11:11</meta:creation-date>
    <dc:date>2017-10-30T20:01:28.903260985</dc:date>
    <dc:language>en-US</dc:language>
    <meta:editing-cycles>69</meta:editing-cycles>
    <meta:editing-duration>PT22H30M39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